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column table:style-name="co1" table:default-cell-style-name="ce4"/>
        <table:table-column table:style-name="co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Inta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Elevator Ball Position Bot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limberRatche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Elevator Ball Position Top</text:p>
          </table:table-cell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ooter Hoo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pper wheel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Left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mber Right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ake</text:p>
          </table:table-cell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trol Panel</text:p>
          </table:table-cell>
          <table:table-cell table:number-columns-repeated="2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1:07:22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2-05T21:12:46.136000000</dc:date>
    <meta:editing-duration>PT1H37M22S</meta:editing-duration>
    <meta:editing-cycles>7</meta:editing-cycles>
    <meta:generator>LibreOffice/6.2.8.2$Windows_X86_64 LibreOffice_project/f82ddfca21ebc1e222a662a32b25c0c9d20169ee</meta:generator>
    <meta:document-statistic meta:table-count="1" meta:cell-count="116" meta:object-count="0"/>
  </office:meta>
</office:document-meta>
</file>